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able-cell-properties fo:background-color="#ffff00"/>
    </style:style>
    <style:style style:name="ce15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20" table:default-cell-style-name="Default"/>
        <table:table-row table:style-name="ro1">
          <table:table-cell table:style-name="ce11" office:value-type="string" calcext:value-type="string">
            <text:p>Date</text:p>
          </table:table-cell>
          <table:table-cell table:style-name="ce15" office:value-type="string" calcext:value-type="string">
            <text:p>Task</text:p>
          </table:table-cell>
          <table:table-cell table:style-name="ce15" office:value-type="string" calcext:value-type="string">
            <text:p>Remarks</text:p>
          </table:table-cell>
          <table:table-cell table:style-name="ce15" office:value-type="string" calcext:value-type="string">
            <text:p>Summarize</text:p>
          </table:table-cell>
          <table:table-cell table:style-name="ce11" table:number-columns-repeated="1020"/>
        </table:table-row>
        <table:table-row table:style-name="ro1">
          <table:table-cell table:style-name="ce12" office:value-type="date" office:date-value="2025-11-12" calcext:value-type="date">
            <text:p>11/12/25</text:p>
          </table:table-cell>
          <table:table-cell office:value-type="string" calcext:value-type="string">
            <text:p>1. fastapi path and query parameter, post method and its implementation, put method and its implementation, student management system from json file </text:p>
          </table:table-cell>
          <table:table-cell table:number-columns-repeated="1022"/>
        </table:table-row>
        <table:table-row table:style-name="ro1">
          <table:table-cell table:style-name="ce12" office:value-type="date" office:date-value="2025-11-13" calcext:value-type="date">
            <text:p>11/13/25</text:p>
          </table:table-cell>
          <table:table-cell office:value-type="string" calcext:value-type="string">
            <text:p>1. briefing fyp for showcase, fastapi and django. Technical teacm planning and task dividing, meeting with niraj dai, <text:s/>fyp backend development briefing, pregppc explain phase content mentioned. </text:p>
          </table:table-cell>
          <table:table-cell office:value-type="string" calcext:value-type="string">
            <text:p>fastapi is api based by built in, but django follow mvt architecture and not <text:s/>api based. 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5-11-14" calcext:value-type="date">
            <text:p>11/14/25</text:p>
          </table:table-cell>
          <table:table-cell office:value-type="string" calcext:value-type="string">
            <text:p>fyp setup, cuda installation, mero laptop ma issue aayerw backend debug garna chai aryan lai vaneko xah, usko laptop ma project setup hudai xah.</text:p>
            <text:p/>
            <text:p>Ocr ko project ko chai annotation satyam le sakkayo, aayush le baki xah ani model train garna tirw lagda vayo. </text:p>
          </table:table-cell>
          <table:table-cell table:number-columns-repeated="1022"/>
        </table:table-row>
        <table:table-row table:style-name="ro1">
          <table:table-cell table:style-name="ce12" office:value-type="date" office:date-value="2025-11-15" calcext:value-type="date">
            <text:p>11/15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16" calcext:value-type="date">
            <text:p>11/16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17" calcext:value-type="date">
            <text:p>11/17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18" calcext:value-type="date">
            <text:p>11/18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19" calcext:value-type="date">
            <text:p>11/19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20" calcext:value-type="date">
            <text:p>11/20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21" calcext:value-type="date">
            <text:p>11/21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22" calcext:value-type="date">
            <text:p>11/22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23" calcext:value-type="date">
            <text:p>11/23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24" calcext:value-type="date">
            <text:p>11/24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25" calcext:value-type="date">
            <text:p>11/25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26" calcext:value-type="date">
            <text:p>11/26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27" calcext:value-type="date">
            <text:p>11/27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28" calcext:value-type="date">
            <text:p>11/28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29" calcext:value-type="date">
            <text:p>11/29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1-30" calcext:value-type="date">
            <text:p>11/30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01" calcext:value-type="date">
            <text:p>12/01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02" calcext:value-type="date">
            <text:p>12/02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03" calcext:value-type="date">
            <text:p>12/03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04" calcext:value-type="date">
            <text:p>12/04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05" calcext:value-type="date">
            <text:p>12/05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06" calcext:value-type="date">
            <text:p>12/06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07" calcext:value-type="date">
            <text:p>12/07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08" calcext:value-type="date">
            <text:p>12/08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09" calcext:value-type="date">
            <text:p>12/09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10" calcext:value-type="date">
            <text:p>12/10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11" calcext:value-type="date">
            <text:p>12/11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12" calcext:value-type="date">
            <text:p>12/12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13" calcext:value-type="date">
            <text:p>12/13/25</text:p>
          </table:table-cell>
          <table:table-cell table:number-columns-repeated="1023"/>
        </table:table-row>
        <table:table-row table:style-name="ro1">
          <table:table-cell table:style-name="ce13" office:value-type="date" office:date-value="2025-12-14" calcext:value-type="date">
            <text:p>12/14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15" calcext:value-type="date">
            <text:p>12/15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16" calcext:value-type="date">
            <text:p>12/16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17" calcext:value-type="date">
            <text:p>12/17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18" calcext:value-type="date">
            <text:p>12/18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19" calcext:value-type="date">
            <text:p>12/19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20" calcext:value-type="date">
            <text:p>12/20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21" calcext:value-type="date">
            <text:p>12/21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22" calcext:value-type="date">
            <text:p>12/22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23" calcext:value-type="date">
            <text:p>12/23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24" calcext:value-type="date">
            <text:p>12/24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25" calcext:value-type="date">
            <text:p>12/25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26" calcext:value-type="date">
            <text:p>12/26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27" calcext:value-type="date">
            <text:p>12/27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28" calcext:value-type="date">
            <text:p>12/28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29" calcext:value-type="date">
            <text:p>12/29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30" calcext:value-type="date">
            <text:p>12/30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5-12-31" calcext:value-type="date">
            <text:p>12/31/25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01" calcext:value-type="date">
            <text:p>01/01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02" calcext:value-type="date">
            <text:p>01/02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03" calcext:value-type="date">
            <text:p>01/03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04" calcext:value-type="date">
            <text:p>01/04/26</text:p>
          </table:table-cell>
          <table:table-cell table:number-columns-repeated="1023"/>
        </table:table-row>
        <table:table-row table:style-name="ro1">
          <table:table-cell table:style-name="ce13" office:value-type="date" office:date-value="2026-01-05" calcext:value-type="date">
            <text:p>01/05/26</text:p>
          </table:table-cell>
          <table:table-cell/>
          <table:table-cell office:value-type="string" calcext:value-type="string">
            <text:p>Chapel hill admission date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6-01-06" calcext:value-type="date">
            <text:p>01/06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07" calcext:value-type="date">
            <text:p>01/07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08" calcext:value-type="date">
            <text:p>01/08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09" calcext:value-type="date">
            <text:p>01/09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10" calcext:value-type="date">
            <text:p>01/10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11" calcext:value-type="date">
            <text:p>01/11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12" calcext:value-type="date">
            <text:p>01/12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13" calcext:value-type="date">
            <text:p>01/13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14" calcext:value-type="date">
            <text:p>01/14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15" calcext:value-type="date">
            <text:p>01/15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16" calcext:value-type="date">
            <text:p>01/16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17" calcext:value-type="date">
            <text:p>01/17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18" calcext:value-type="date">
            <text:p>01/18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19" calcext:value-type="date">
            <text:p>01/19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20" calcext:value-type="date">
            <text:p>01/20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21" calcext:value-type="date">
            <text:p>01/21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22" calcext:value-type="date">
            <text:p>01/22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23" calcext:value-type="date">
            <text:p>01/23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24" calcext:value-type="date">
            <text:p>01/24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25" calcext:value-type="date">
            <text:p>01/25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26" calcext:value-type="date">
            <text:p>01/26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27" calcext:value-type="date">
            <text:p>01/27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28" calcext:value-type="date">
            <text:p>01/28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29" calcext:value-type="date">
            <text:p>01/29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30" calcext:value-type="date">
            <text:p>01/30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1-31" calcext:value-type="date">
            <text:p>01/31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01" calcext:value-type="date">
            <text:p>02/01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02" calcext:value-type="date">
            <text:p>02/02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03" calcext:value-type="date">
            <text:p>02/03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04" calcext:value-type="date">
            <text:p>02/04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05" calcext:value-type="date">
            <text:p>02/05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06" calcext:value-type="date">
            <text:p>02/06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07" calcext:value-type="date">
            <text:p>02/07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08" calcext:value-type="date">
            <text:p>02/08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09" calcext:value-type="date">
            <text:p>02/09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10" calcext:value-type="date">
            <text:p>02/10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11" calcext:value-type="date">
            <text:p>02/11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12" calcext:value-type="date">
            <text:p>02/12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13" calcext:value-type="date">
            <text:p>02/13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14" calcext:value-type="date">
            <text:p>02/14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15" calcext:value-type="date">
            <text:p>02/15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16" calcext:value-type="date">
            <text:p>02/16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17" calcext:value-type="date">
            <text:p>02/17/26</text:p>
          </table:table-cell>
          <table:table-cell table:number-columns-repeated="1023"/>
        </table:table-row>
        <table:table-row table:style-name="ro1">
          <table:table-cell table:style-name="ce12" office:value-type="date" office:date-value="2026-02-18" calcext:value-type="date">
            <text:p>02/18/26</text:p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20:20:46.146986738</meta:creation-date>
    <dc:date>2025-11-14T20:36:30.638197700</dc:date>
    <meta:editing-duration>PT9H37M16S</meta:editing-duration>
    <meta:editing-cycles>9</meta:editing-cycles>
    <meta:generator>LibreOffice/7.3.7.2$Linux_X86_64 LibreOffice_project/30$Build-2</meta:generator>
    <meta:document-statistic meta:table-count="1" meta:cell-count="108" meta:object-count="0"/>
  </office:meta>
</office:document-meta>
</file>